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style:font-name="Times New Roman1" style:text-underline-style="none" style:font-name-asian="Times New Roman1" style:font-name-complex="Times New Roman1"/>
    </style:style>
    <style:style style:name="P4" style:family="paragraph" style:parent-style-name="Standard">
      <style:paragraph-properties fo:margin-top="0cm" fo:margin-bottom="0.499cm"/>
      <style:text-properties style:text-underline-style="solid" style:text-underline-width="auto" style:text-underline-color="font-color"/>
    </style:style>
    <style:style style:name="P5" style:family="paragraph" style:parent-style-name="Standard">
      <style:paragraph-properties fo:margin-top="0cm" fo:margin-bottom="0.499cm"/>
      <style:text-properties style:text-underline-style="none"/>
    </style:style>
    <style:style style:name="P6" style:family="paragraph" style:parent-style-name="Preformatted_20_Text">
      <style:paragraph-properties fo:margin-top="0cm" fo:margin-bottom="0.499cm"/>
    </style:style>
    <style:style style:name="P7" style:family="paragraph" style:parent-style-name="Standard" style:list-style-name="L1"/>
    <style:style style:name="P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background-color="#ffff00"/>
    </style:style>
    <style:style style:name="T3" style:family="text">
      <style:text-properties fo:background-color="#ffff00"/>
    </style:style>
    <style:style style:name="T4" style:family="text">
      <style:text-properties style:font-name="Times New Roman1" style:text-underline-style="none" style:font-name-asian="Times New Roman1" style:font-name-complex="Times New Roman1"/>
    </style:style>
    <style:style style:name="T5" style:family="text">
      <style:text-properties style:text-position="super 58%" style:text-underline-style="none"/>
    </style:style>
    <style:style style:name="T6"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Question_1_.2BIBM_Search_Engines_and_the_Web"/>Question 1 – Search Engines and the Web</text:p>
      <text:p text:style-name="Standard"><text:bookmark text:name="Sample_Web_Page"/><text:bookmark text:name="line-3"/>Sample Web Page</text:p>
      <text:p text:style-name="P6"><text:bookmark text:name="line-1"/><text:bookmark text:name="line-6"/><text:bookmark text:name="line-5"/><text:bookmark text:name="line-4"/>&lt;html xmlns="http://www.w3.org/1999/xhtml"&gt;&lt;br/&gt; &lt;head&gt;&lt;br/&gt;&lt;title&gt;Udacity&lt;/title&gt; &lt;br/&gt;&lt;/head&gt;&lt;br/&gt;&lt;br/&gt;&lt;body&gt; &lt;br/&gt;&lt;h1&gt;Udacity&lt;/h1&gt;&lt;br/&gt;&lt;br/&gt; &lt;p&gt;&lt;b&gt;Udacity&lt;/b&gt; is a private institution of &lt;a href="http://www.wikipedia.org/wiki/Higher_education"&gt; higher education founded by&lt;/a&gt; &lt;a href="http://www.wikipedia.org/wiki/Sebastian_Thrun"&gt;Sebastian Thrun&lt;/a&gt;, David Stavens, and Mike Sokolsky with the goal to provide university-level education that is "both high quality and low cost".&lt;br/&gt;It is the outgrowth of a free computer science class offered in 2011 through Stanford University. Currently, Udacity is working on its second course on building a search engine. Udacity was announced at the 2012 &lt;a href="http://www.wikipedia.org/wiki/Digital_Life_Design"&gt;Digital Life Design&lt;/a&gt; conference.&lt;/p&gt;&lt;br/&gt;&lt;/body&gt;&lt;br/&gt;&lt;/html&gt;</text:p>
      <text:p text:style-name="Text_20_body"><text:bookmark text:name="line-7"/>Find all the target links in the sample web page provided above. The 'target' links are the clickable links we are searching for on the web page. For each potential answer listed below, check the box if the choice corresponds to a target link in the sample page. <text:bookmark text:name="line-9"/><text:bookmark text:name="line-8"/></text:p>
      <text:list xml:id="list31164099" text:style-name="L1">
        <text:list-item>
          <text:p text:style-name="P7">http://www.w3.org/1999/xhtml <text:bookmark text:name="line-10"/><text:s/>– NOT CLICKABLE</text:p>
        </text:list-item>
        <text:list-item>
          <text:p text:style-name="P7">http://www.wikipedia.org/wiki/Higher_education <text:bookmark text:name="line-11"/></text:p>
        </text:list-item>
        <text:list-item>
          <text:p text:style-name="P7">a href="http://www.wikipedia.org/wiki/Sebastian_Thrun <text:bookmark text:name="line-12"/></text:p>
        </text:list-item>
        <text:list-item>
          <text:p text:style-name="P7">both high quality and low cost <text:bookmark text:name="line-13"/><text:s/>– NOT A LINK AT ALL</text:p>
        </text:list-item>
        <text:list-item>
          <text:p text:style-name="P7">http://www.wikipedia.org/wiki/Digital_Life_Design </text:p>
        </text:list-item>
      </text:list>
      <text:p text:style-name="Standard"><text:bookmark text:name="line-15"/><text:bookmark text:name="line-14"/></text:p>
      <text:p text:style-name="P1"><text:bookmark text:name="Question_2_-_Python_Programming_1"/>Question 2 - Python Programming 1</text:p>
      <text:p text:style-name="P2"># Write Python code that prints out the number of hours in 7 weeks.</text:p>
      <text:p text:style-name="P2"/>
      <text:p text:style-name="P2">days = 7 * 7</text:p>
      <text:p text:style-name="P2">hours = 24*days</text:p>
      <text:p text:style-name="P2">print hours</text:p>
      <text:p text:style-name="P2">1176</text:p>
      <text:p text:style-name="Standard"/>
      <text:p text:style-name="P1"><text:bookmark text:name="Question_3_-_Python_Programming_2"/><text:bookmark text:name="line-19"/>Question 3 - Python Programming 2</text:p>
      <text:p text:style-name="Standard"><text:bookmark text:name="A_brief_lesson_on_multiple_assignments"/><text:bookmark text:name="line-20"/>A brief lesson on multiple assignments</text:p>
      <text:p text:style-name="Standard"/>
      <text:p text:style-name="Text_20_body"><text:bookmark text:name="line-21"/>If you are not familiar with multiple assignments like this: <text:bookmark text:name="line-23"/><text:bookmark text:name="line-22"/></text:p>
      <text:p text:style-name="P6"><text:bookmark text:name="line-1-2"/><text:bookmark text:name="line-25"/><text:bookmark text:name="line-24"/>a, b = 0, 1</text:p>
      <text:p text:style-name="Text_20_body"><text:bookmark text:name="line-26"/>This is a <text:span text:style-name="T3">short-cut used to assign multiple variables simultaneously</text:span>. In this example a and b get the new values 0 and 1. The <text:span text:style-name="T3">expressions on the right-hand side are all evaluated first before any of the assignments take place</text:span>. The right-hand side expressions are evaluated from the left to the right. <text:bookmark text:name="line-28"/><text:bookmark text:name="line-27"/></text:p>
      <text:p text:style-name="Text_20_body">You can assign as many variables at once as you like in this way. Below is another example to demonstrate. If you want to test it in the Udacity interpreter, just remove the comment symbol in front of the print statements. You should get the same output as is shown after the &gt;&gt;&gt; symbols: <text:bookmark text:name="line-30"/><text:bookmark text:name="line-29"/></text:p>
      <text:p text:style-name="Preformatted_20_Text"><text:bookmark text:name="line-1-3"/><text:bookmark text:name="line-41"/><text:bookmark text:name="line-40"/><text:bookmark text:name="line-39"/><text:bookmark text:name="line-38"/><text:bookmark text:name="line-37"/><text:bookmark text:name="line-36"/><text:bookmark text:name="line-35"/><text:bookmark text:name="line-34"/><text:bookmark text:name="line-33"/><text:bookmark text:name="line-32"/><text:bookmark text:name="line-31"/>Monday, Tuesday, Wednesday, Thursday, Friday, Saturday, Sunday = 0, 1, 2, 3, 4, 5, 6</text:p>
      <text:p text:style-name="Preformatted_20_Text"><text:bookmark text:name="line-2"/></text:p>
      <text:p text:style-name="Preformatted_20_Text"><text:bookmark text:name="line-310"/>#print Monday</text:p>
      <text:p text:style-name="Preformatted_20_Text"><text:bookmark text:name="line-42"/>#&gt;&gt;&gt; 0</text:p>
      <text:p text:style-name="Preformatted_20_Text"><text:bookmark text:name="line-51"/></text:p>
      <text:p text:style-name="Preformatted_20_Text"><text:bookmark text:name="line-61"/>#print Thursday</text:p>
      <text:p text:style-name="Preformatted_20_Text"><text:bookmark text:name="line-71"/>#&gt;&gt;&gt; 3</text:p>
      <text:p text:style-name="Preformatted_20_Text"><text:bookmark text:name="line-81"/></text:p>
      <text:p text:style-name="Preformatted_20_Text"><text:bookmark text:name="line-91"/>#print Sunday</text:p>
      <text:p text:style-name="P6"><text:bookmark text:name="line-101"/>#&gt;&gt;&gt; 6</text:p>
      <text:h text:style-name="Heading_20_3" text:outline-level="3"><text:bookmark text:name="The_question_is:"/><text:bookmark text:name="line-421"/><text:soft-page-break/>The question is:</text:h>
      <text:p text:style-name="Text_20_body"><text:bookmark text:name="line-43"/>Which of the following sequences of statements leaves the variable x the same as it was before the statements. Assume that both a and x refer to integer values before this code. <text:bookmark text:name="line-45"/><text:bookmark text:name="line-44"/></text:p>
      <text:p text:style-name="P1"><text:span text:style-name="T2"><text:tab/>a.</text:span><text:span text:style-name="T1"> a = x</text:span></text:p>
      <text:p text:style-name="P2"><text:s text:c="15"/>a = a + 1</text:p>
      <text:p text:style-name="P2"><text:tab/><text:tab/>&gt; initially, a and x both refer to the same integer – then the value of a changes to <text:tab/><text:tab/><text:tab/>integer + 1, but the value of x remains the same as it did at the outset – so: </text:p>
      <text:p text:style-name="P1"><text:span text:style-name="T1"><text:tab/><text:tab/>1. a =</text:span><text:span text:style-name="T4">▲ <text:s/>x = ►</text:span></text:p>
      <text:p text:style-name="P3"><text:tab/><text:tab/>2. a =x: a = ► x = ► </text:p>
      <text:p text:style-name="P3"><text:tab/><text:tab/>3. a=a+1: a= ▼(i.e., ► + 1) x = ► – NB value of x remains the same throughout</text:p>
      <text:p text:style-name="P1"><text:span text:style-name="T1"><text:tab/></text:span><text:span text:style-name="T2">b.</text:span><text:span text:style-name="T1"> a = x</text:span></text:p>
      <text:p text:style-name="P2"><text:s text:c="16"/>x = a</text:p>
      <text:p text:style-name="P2"><text:tab/><text:tab/>&gt;when x is set equal to a, a has previously been changed to refer to what x refers to, <text:tab/><text:tab/>so x remains the same</text:p>
      <text:p text:style-name="P1"><text:span text:style-name="T1"><text:tab/><text:tab/>1. a =</text:span><text:span text:style-name="T4">▲ <text:s/>x = ►</text:span></text:p>
      <text:p text:style-name="P3"><text:tab/><text:tab/>2. a =x: a = ► x = ► </text:p>
      <text:p text:style-name="P3"><text:tab/><text:tab/>3. x = a: <text:s/>x = ► a = ► – NB this refers to the transformed a of step 2, not the <text:tab/><text:tab/><text:tab/><text:tab/>original a of step 1</text:p>
      <text:p text:style-name="P2"><text:tab/>c. x = x + 1</text:p>
      <text:p text:style-name="P2"><text:s text:c="16"/>x = x</text:p>
      <text:p text:style-name="P2"><text:tab/><text:tab/>&gt; the value of x is changed at step 2, and it remains changed in step 3</text:p>
      <text:p text:style-name="P1"><text:span text:style-name="T1"><text:tab/><text:tab/>1. </text:span><text:span text:style-name="T4">x = ►</text:span></text:p>
      <text:p text:style-name="P3"><text:tab/><text:tab/>2. x = ▼ (i.e., ► + 1)</text:p>
      <text:p text:style-name="P3"><text:tab/><text:tab/>3. x = ▼ </text:p>
      <text:p text:style-name="P1"><text:span text:style-name="T1"><text:tab/></text:span><text:span text:style-name="T2">d</text:span><text:span text:style-name="T1">. a,x = x,a</text:span><text:span text:style-name="T1"><office:annotation><dc:creator>Unknown Author</dc:creator><dc:date>2012-06-08T13:41:17.23</dc:date><text:p text:style-name="P8"><text:span text:style-name="T6">This says a (on the left) should be assigned x (on the right) and x (on the left) should be assigned a (on the right) – end result is that x and a swap values</text:span></text:p></office:annotation></text:span></text:p>
      <text:p text:style-name="P2"><text:tab/> <text:s text:c="3"/>a,x = x,a</text:p>
      <text:p text:style-name="P2"><text:tab/><text:tab/>&gt; see comment – two applications of this will swap the values back to their initial <text:tab/><text:tab/><text:tab/>state </text:p>
      <text:p text:style-name="P1"><text:span text:style-name="T1"><text:tab/><text:tab/>1. a =</text:span><text:span text:style-name="T4">▲ <text:s/>x = ► </text:span></text:p>
      <text:p text:style-name="P3"><text:tab/><text:tab/>2. a,x = x,a: a should equal x: a =► <text:s/>x = ►</text:p>
      <text:p text:style-name="P3"><text:tab/><text:tab/><text:tab/> <text:s text:c="7"/>x should equal a: x =▲ a =▲</text:p>
      <text:p text:style-name="P3"><text:tab/><text:tab/><text:tab/>(▲, ► = ▲,►) establishes a new assignment on the right-hand side, in <text:tab/><text:tab/><text:tab/><text:tab/><text:tab/>which a = ► and x = ▲</text:p>
      <text:p text:style-name="P3"><text:tab/><text:tab/>3. a,x = x,a: a should equal x: a =▲ x =▲ (based on the assignment in the line <text:tab/><text:tab/><text:tab/><text:tab/><text:tab/><text:tab/>above)</text:p>
      <text:p text:style-name="P3"><text:tab/><text:tab/> <text:s text:c="19"/>x should equal a: a =► <text:s/>x = ►</text:p>
      <text:p text:style-name="P3"><text:tab/><text:tab/><text:tab/>(▲,► = ▲, ►) returns to the initial assignment</text:p>
      <text:p text:style-name="P1"><text:span text:style-name="T1"><text:tab/></text:span><text:span text:style-name="T2">e</text:span><text:span text:style-name="T1">. z = x</text:span></text:p>
      <text:p text:style-name="P2"><text:tab/> <text:s text:c="3"/>a = z</text:p>
      <text:p text:style-name="P2"><text:s text:c="16"/>x = a</text:p>
      <text:p text:style-name="P2"><text:tab/><text:tab/>&gt; value of x remains the same throughout</text:p>
      <text:p text:style-name="P1"><text:span text:style-name="T1"><text:tab/><text:tab/>1. z = </text:span><text:span text:style-name="T4">▲ </text:span><text:span text:style-name="T1">a= </text:span><text:span text:style-name="T4">► </text:span><text:span text:style-name="T1">x=</text:span><text:span text:style-name="T4">▼</text:span></text:p>
      <text:p text:style-name="P1"><text:span text:style-name="T1"><text:tab/><text:tab/>2. z = x: z = </text:span><text:span text:style-name="T4">▼ <text:s/>x=▼</text:span></text:p>
      <text:p text:style-name="P1"><text:span text:style-name="T1"><text:tab/><text:tab/>3. a = z: a = </text:span><text:span text:style-name="T4">▼ </text:span><text:span text:style-name="T1">z = </text:span><text:span text:style-name="T4">▼</text:span></text:p>
      <text:p text:style-name="P1"><text:span text:style-name="T1"><text:tab/><text:tab/>4. x = a: x=</text:span><text:span text:style-name="T4">▼ a = ▼</text:span></text:p>
      <text:p text:style-name="P2"><text:s/></text:p>
      <text:p text:style-name="P1"><text:bookmark text:name="Question_4_-_Speed_of_Light"/><text:bookmark text:name="line-66"/>Question 4 - Speed of Light</text:p>
      <text:p text:style-name="Preformatted_20_Text"><text:bookmark text:name="line-1-9"/><text:bookmark text:name="line-89"/><text:bookmark text:name="line-88"/><text:bookmark text:name="line-87"/><text:bookmark text:name="line-86"/><text:bookmark text:name="line-85"/><text:bookmark text:name="line-84"/><text:bookmark text:name="line-83"/><text:bookmark text:name="line-82"/><text:bookmark text:name="line-811"/><text:bookmark text:name="line-80"/><text:bookmark text:name="line-79"/><text:bookmark text:name="line-78"/><text:bookmark text:name="line-77"/><text:bookmark text:name="line-76"/><text:bookmark text:name="line-75"/><text:bookmark text:name="line-74"/><text:bookmark text:name="line-73"/><text:bookmark text:name="line-72"/><text:bookmark text:name="line-711"/><text:bookmark text:name="line-70"/><text:bookmark text:name="line-69"/><text:bookmark text:name="line-68"/><text:bookmark text:name="line-67"/># Write Python code that stores the distance<text:bookmark text:name="line-2-6"/> in meters that light travels in one</text:p>
      <text:p text:style-name="Preformatted_20_Text"><text:bookmark text:name="line-3-2"/># nanosecond in the variable, nanodistance.<text:bookmark text:name="line-5-1"/> These variables are defined for you:</text:p>
      <text:p text:style-name="Preformatted_20_Text"><text:bookmark text:name="line-7-1"/>speed_of_light = 299800000. # meters per second</text:p>
      <text:p text:style-name="Preformatted_20_Text"><text:bookmark text:name="line-8-1"/>nano_per_sec = 1000000000. # 1 billion</text:p>
      <text:p text:style-name="Preformatted_20_Text"><text:bookmark text:name="line-9-1"/></text:p>
      <text:p text:style-name="Preformatted_20_Text"><text:bookmark text:name="line-10-1"/><text:soft-page-break/># After your code,running<text:bookmark text:name="line-111"/> print nanodistance<text:bookmark text:name="line-121"/> should output 0.2998<text:bookmark text:name="line-141"/> Note that nanodistance must be a decimal number.</text:p>
      <text:p text:style-name="Preformatted_20_Text"><text:bookmark text:name="line-151"/></text:p>
      <text:p text:style-name="Preformatted_20_Text"><text:bookmark text:name="line-161"/># ASSIGN nanodistance BELOW this line</text:p>
      <text:p text:style-name="Standard"><text:tab/>nanodistance = speed_of_light/nano_per_sec</text:p>
      <text:p text:style-name="Standard"><text:tab/>print nanodistance</text:p>
      <text:p text:style-name="Standard"><text:tab/>0.2998</text:p>
      <text:p text:style-name="Standard"/>
      <text:p text:style-name="P1"><text:bookmark text:name="Question_5_-_Strings"/><text:bookmark text:name="line-90"/>Question 5 - Strings</text:p>
      <text:p text:style-name="Text_20_body"><text:bookmark text:name="line-911"/>Given any string s, which of the following always have the same value as s? (be careful, s could be an empty string.) <text:bookmark text:name="line-93"/><text:bookmark text:name="line-92"/></text:p>
      <text:p text:style-name="P1"/>
      <text:p text:style-name="P1"><text:span text:style-name="T1"><text:tab/></text:span><text:span text:style-name="T2">a.</text:span><text:span text:style-name="T1"> “a” + s[1:] – this will add “a” to the beginning of s, but then it searches from the first <text:tab/><text:tab/><text:tab/>position to the end, which cuts off “a” since it's in the 0</text:span><text:span text:style-name="T5">th</text:span><text:span text:style-name="T1"> position – thus the result <text:tab/><text:tab/>will always be the same as s, even if s is an empty string</text:span></text:p>
      <text:p text:style-name="P1"><text:span text:style-name="T1"><text:tab/>b. s[0] + s[1:] –note that there is no colon in the first set of brackets; this concatenates the 0</text:span><text:span text:style-name="T5">th</text:span><text:span text:style-name="T1"> <text:tab/><text:tab/>place of s with s beginning from position 1; so, if s is “meow,” the result will be m + <text:tab/><text:tab/>eow, or “meow,” which is not the same as s</text:span></text:p>
      <text:p text:style-name="P2"><text:tab/><text:tab/>HOWEVER</text:p>
      <text:p text:style-name="P1"><text:span text:style-name="T1"><text:tab/><text:tab/>if s is an empty string, it throws IndexError: string out of range, since there is no 0</text:span><text:span text:style-name="T5">th</text:span><text:span text:style-name="T1"> <text:tab/><text:tab/>place in the empty string (oddly s[1:] doesn't throw this error – why not? Presumably <text:tab/><text:tab/>there's no 1</text:span><text:span text:style-name="T5">st</text:span><text:span text:style-name="T1"> position either); and the IndexError is not the same as the empty string, <text:tab/><text:tab/>so these do not have the same value</text:span></text:p>
      <text:p text:style-name="P1"><text:span text:style-name="T1"><text:tab/></text:span><text:span text:style-name="T2">c.</text:span><text:span text:style-name="T1"> s + ' ' – this concatenates s with nothing, so the result will always be the same as s</text:span></text:p>
      <text:p text:style-name="P4"><text:span text:style-name="T1"><text:tab/></text:span><text:span text:style-name="T2">d</text:span><text:span text:style-name="T1">. s[0:] – this selects from the 0</text:span><text:span text:style-name="T5">th</text:span><text:span text:style-name="T1"> place to the end, so the result will always be the same as s; <text:tab/><text:tab/>note that this is [0:], not [0] – the latter would give an error if s were an empty string, <text:tab/><text:tab/>but the former does not (that's just how the subsequence operator works)</text:span></text:p>
      <text:p text:style-name="Standard"><text:bookmark text:name="Question_6_-_Bodacious_Udacity"/><text:bookmark text:name="line-105"/>Question 6 - Bodacious Udacity</text:p>
      <text:p text:style-name="Preformatted_20_Text"><text:bookmark text:name="line-1-14"/><text:bookmark text:name="line-113"/><text:bookmark text:name="line-112"/><text:bookmark text:name="line-1111"/><text:bookmark text:name="line-110"/><text:bookmark text:name="line-109"/><text:bookmark text:name="line-108"/><text:bookmark text:name="line-107"/><text:bookmark text:name="line-106"/># Given the variables s and t defined as:</text:p>
      <text:p text:style-name="Preformatted_20_Text"><text:bookmark text:name="line-2-7"/>s = 'udacity'</text:p>
      <text:p text:style-name="Preformatted_20_Text"><text:bookmark text:name="line-3-3"/>t = 'bodacious'</text:p>
      <text:p text:style-name="Preformatted_20_Text"><text:bookmark text:name="line-4-2"/># write Python code that prints out udacious<text:bookmark text:name="line-5-2"/> without using any quote characters # in<text:bookmark text:name="line-6-2"/> your code.</text:p>
      <text:p text:style-name="Preformatted_20_Text"/>
      <text:p text:style-name="P2">OK – so what I want to do here is select the string “u” from s and the string <text:tab/><text:tab/><text:tab/><text:tab/>“dacious” from t, and then concatenate them.</text:p>
      <text:p text:style-name="P2"><text:s/><text:tab/><text:tab/><text:tab/><text:tab/>begin = s[:1]</text:p>
      <text:p text:style-name="P1"><text:span text:style-name="T1"><text:tab/><text:tab/><text:tab/><text:tab/>end = t[2:]</text:span><text:span text:style-name="T1"><office:annotation><dc:creator>Unknown Author</dc:creator><dc:date>2012-06-08T14:25:11.24</dc:date><text:p text:style-name="P8"><text:span text:style-name="T6">No need to have defined “begin” and “end” here – could have gone straight to concatenating</text:span></text:p></office:annotation></text:span></text:p>
      <text:p text:style-name="P2"><text:tab/><text:tab/><text:tab/><text:tab/>result = begin + end</text:p>
      <text:p text:style-name="P2"/>
      <text:p text:style-name="P2"><text:tab/>Other viable options: print s[:5] + t[6:] <text:s text:c="2"/>(“udaci” + “ous”)</text:p>
      <text:p text:style-name="P2"><text:tab/><text:tab/><text:tab/> <text:s text:c="10"/>print s[:-2] + t[-3:]</text:p>
      <text:p text:style-name="P1"><text:bookmark text:name="Question_7_-_Find_1"/><text:bookmark text:name="line-114"/>Question 7 - Find 1</text:p>
      <text:p text:style-name="Preformatted_20_Text"><text:bookmark text:name="line-1-15"/><text:bookmark text:name="line-126"/><text:bookmark text:name="line-125"/><text:bookmark text:name="line-124"/><text:bookmark text:name="line-123"/><text:bookmark text:name="line-122"/><text:bookmark text:name="line-1211"/><text:bookmark text:name="line-120"/><text:bookmark text:name="line-119"/><text:bookmark text:name="line-118"/><text:bookmark text:name="line-117"/><text:bookmark text:name="line-116"/><text:bookmark text:name="line-115"/># Assume text is a variable that<text:bookmark text:name="line-2-8"/> holds a string. Write Python code<text:bookmark text:name="line-3-4"/> that prints <text:s text:c="2"/>out the position<text:bookmark text:name="line-4-3"/> of the first occurrence of 'hoo'<text:bookmark text:name="line-5-3"/> in the value of text, or -1 if</text:p>
      <text:p text:style-name="Preformatted_20_Text"><text:bookmark text:name="line-6-3"/>it does not occur at all.</text:p>
      <text:p text:style-name="Preformatted_20_Text"/>
      <text:p text:style-name="Preformatted_20_Text"><text:bookmark text:name="line-8-2"/>text = "first hoo"</text:p>
      <text:p text:style-name="P2">text.find(“hoo”)</text:p>
      <text:p text:style-name="P2">print text.find(“hoo”)</text:p>
      <text:p text:style-name="Standard"/>
      <text:p text:style-name="P1"><text:bookmark text:name="Question_8_-_Find_2"/><text:bookmark text:name="line-127"/>Question 8 - Find 2</text:p>
      <text:p text:style-name="Preformatted_20_Text"><text:bookmark text:name="line-1-16"/><text:bookmark text:name="line-145"/><text:bookmark text:name="line-144"/><text:bookmark text:name="line-143"/><text:bookmark text:name="line-142"/><text:bookmark text:name="line-1411"/><text:bookmark text:name="line-140"/><text:bookmark text:name="line-139"/><text:bookmark text:name="line-138"/><text:bookmark text:name="line-137"/><text:bookmark text:name="line-136"/><text:bookmark text:name="line-135"/><text:bookmark text:name="line-134"/><text:bookmark text:name="line-133"/><text:bookmark text:name="line-132"/><text:bookmark text:name="line-1311"/><text:bookmark text:name="line-130"/><text:bookmark text:name="line-129"/><text:bookmark text:name="line-128"/># Assume text is a variable that<text:bookmark text:name="line-2-9"/> holds a string. Write Python code<text:bookmark text:name="line-3-5"/> that prints out the position<text:bookmark text:name="line-4-4"/> of the second occurrence of 'zip'<text:bookmark text:name="line-5-4"/> in text, or -1 if it does not <text:soft-page-break/>occur<text:bookmark text:name="line-6-4"/> at least twice.</text:p>
      <text:p text:style-name="Preformatted_20_Text"><text:bookmark text:name="line-7-3"/></text:p>
      <text:p text:style-name="Preformatted_20_Text">Test cases</text:p>
      <text:p text:style-name="Preformatted_20_Text"><text:bookmark text:name="line-9-3"/>#text = 'all zip files are zipped'</text:p>
      <text:p text:style-name="Preformatted_20_Text"><text:bookmark text:name="line-10-3"/># &gt;&gt;&gt; 18</text:p>
      <text:p text:style-name="Preformatted_20_Text"><text:bookmark text:name="line-11-1"/># text = 'all zip files are compressed'</text:p>
      <text:p text:style-name="Preformatted_20_Text"><text:bookmark text:name="line-12-1"/># &gt;&gt;&gt; -1</text:p>
      <text:p text:style-name="Preformatted_20_Text"><text:bookmark text:name="line-13-1"/></text:p>
      <text:p text:style-name="Preformatted_20_Text"><text:bookmark text:name="line-14-1"/>text = "all zip files are zipped"</text:p>
      <text:p text:style-name="Preformatted_20_Text"/>
      <text:p text:style-name="P2">My first answer – too narrow: </text:p>
      <text:p text:style-name="P2"><text:tab/><text:tab/>print text.find(“zip”, 0)</text:p>
      <text:p text:style-name="P2"><text:tab/><text:tab/>4<text:tab/><text:tab/></text:p>
      <text:p text:style-name="P2"><text:tab/><text:tab/>print text.find(“zip”,5)</text:p>
      <text:p text:style-name="P2"><text:bookmark text:name="line-15-1"/><text:tab/><text:tab/>18</text:p>
      <text:p text:style-name="P2">So let's write code that could do this for any text. </text:p>
      <text:p text:style-name="P1"><text:span text:style-name="T1"><text:tab/>first_zip=text.find(“zip”)</text:span><text:span text:style-name="T1"><office:annotation><dc:creator>Unknown Author</dc:creator><dc:date>2012-06-08T14:50:29.24</dc:date><text:p text:style-name="P8"><text:span text:style-name="T6">Locates the first occurrence of “zip”</text:span></text:p></office:annotation></text:span></text:p>
      <text:p text:style-name="P5"><text:tab/>print = text.find(“zip”,first_zip+1)</text:p>
      <text:p text:style-name="P5"/>
      <text:p text:style-name="P1"><text:bookmark text:name="Question_9_-_Rounding_numbers_.282_Gold_Stars.29"/>Question 9 - Rounding numbers (2 Gold Stars)</text:p>
      <text:p text:style-name="Text_20_body"><text:bookmark text:name="line-710"/>In this question, we encourage you to try to solve the problem using only concepts that have been taught in unit one. This problem can be solved without using any other functions, or control statements, so try to solve it using only what has been covered in class so far. <text:bookmark text:name="line-94"/><text:bookmark text:name="line-810"/></text:p>
      <text:p text:style-name="Text_20_body"><text:span text:style-name="Strong_20_Emphasis">Converting a Number to a String</text:span> <text:bookmark text:name="line-1110"/><text:bookmark text:name="line-102"/></text:p>
      <text:p text:style-name="Text_20_body">The str function can convert any number into a string. <text:bookmark text:name="line-131"/><text:bookmark text:name="line-1210"/></text:p>
      <text:p text:style-name="Preformatted_20_Text"><text:bookmark text:name="line-16"/><text:bookmark text:name="line-152"/><text:bookmark text:name="line-146"/>&gt;&gt; str(89)</text:p>
      <text:p text:style-name="P6"><text:bookmark text:name="line-210"/>'89'</text:p>
      <text:p text:style-name="Text_20_body"><text:bookmark text:name="line-17"/><text:span text:style-name="Strong_20_Emphasis">Techniques Required</text:span> <text:bookmark text:name="line-191"/><text:bookmark text:name="line-18"/></text:p>
      <text:p text:style-name="Text_20_body">It is possible to solve this problem using only materials presented in the problem description and in lecture. <text:bookmark text:name="line-211"/><text:bookmark text:name="line-201"/></text:p>
      <text:p text:style-name="Text_20_body"><text:span text:style-name="Strong_20_Emphasis">Rounding Rule</text:span> <text:bookmark text:name="line-231"/><text:bookmark text:name="line-221"/></text:p>
      <text:p text:style-name="Text_20_body">Round 3.5 up to 4. <text:bookmark text:name="line-251"/><text:bookmark text:name="line-241"/></text:p>
      <text:p text:style-name="Text_20_body"><text:span text:style-name="Strong_20_Emphasis">Large Numbers</text:span> <text:bookmark text:name="line-271"/><text:bookmark text:name="line-261"/></text:p>
      <text:p text:style-name="Text_20_body">Your submission does not need to work with numbers above 100,000. <text:bookmark text:name="line-291"/><text:bookmark text:name="line-281"/></text:p>
      <text:p text:style-name="Preformatted_20_Text"><text:bookmark text:name="line-1-1"/><text:bookmark text:name="line-55"/><text:bookmark text:name="line-54"/><text:bookmark text:name="line-53"/><text:bookmark text:name="line-52"/><text:bookmark text:name="line-511"/><text:bookmark text:name="line-50"/><text:bookmark text:name="line-49"/><text:bookmark text:name="line-48"/><text:bookmark text:name="line-47"/><text:bookmark text:name="line-46"/><text:bookmark text:name="line-451"/><text:bookmark text:name="line-441"/><text:bookmark text:name="line-431"/><text:bookmark text:name="line-422"/><text:bookmark text:name="line-411"/><text:bookmark text:name="line-401"/><text:bookmark text:name="line-391"/><text:bookmark text:name="line-381"/><text:bookmark text:name="line-371"/><text:bookmark text:name="line-361"/><text:bookmark text:name="line-351"/><text:bookmark text:name="line-341"/><text:bookmark text:name="line-331"/><text:bookmark text:name="line-321"/><text:bookmark text:name="line-311"/><text:bookmark text:name="line-301"/># Given a variable, x, that stores the<text:bookmark text:name="line-2-1"/> value of any decimal number, write Python</text:p>
      <text:p text:style-name="Preformatted_20_Text"><text:bookmark text:name="line-312"/># code that prints out the nearest whole<text:bookmark text:name="line-410"/> number to x.<text:bookmark text:name="line-56"/> If x is exactly half way between two<text:bookmark text:name="line-62"/> whole numbers, round up, so 3.5 rounds to 4 and 2.5 rounds to 3. You may assume x is not negative.</text:p>
      <text:p text:style-name="Preformatted_20_Text"><text:bookmark text:name="line-95"/></text:p>
      <text:p text:style-name="Preformatted_20_Text"><text:bookmark text:name="line-103"/># Hint: The str function can convert any number into a string.</text:p>
      <text:p text:style-name="Preformatted_20_Text"><text:bookmark text:name="line-1112"/># eg str(89) converts the number 89 to the string '89'</text:p>
      <text:p text:style-name="Preformatted_20_Text"><text:bookmark text:name="line-1212"/></text:p>
      <text:p text:style-name="Preformatted_20_Text"><text:bookmark text:name="line-1310"/># Along with the str function, this problem can be solved</text:p>
      <text:p text:style-name="Preformatted_20_Text"><text:bookmark text:name="line-147"/># using just the information introduced in unit 1.</text:p>
      <text:p text:style-name="Preformatted_20_Text"><text:bookmark text:name="line-153"/></text:p>
      <text:p text:style-name="Preformatted_20_Text"><text:bookmark text:name="line-162"/># x = 3.14159</text:p>
      <text:p text:style-name="Preformatted_20_Text"><text:bookmark text:name="line-171"/># &gt;&gt;&gt; 3 (not 3.0)</text:p>
      <text:p text:style-name="Preformatted_20_Text"><text:bookmark text:name="line-181"/># x = 27.63</text:p>
      <text:p text:style-name="Preformatted_20_Text"><text:bookmark text:name="line-192"/># &gt;&gt;&gt; 28 (not 28.0)</text:p>
      <text:p text:style-name="Preformatted_20_Text"><text:bookmark text:name="line-202"/># x = 3.5</text:p>
      <text:p text:style-name="Preformatted_20_Text"><text:bookmark text:name="line-212"/><text:soft-page-break/># &gt;&gt;&gt; 4 (not 4.0)</text:p>
      <text:p text:style-name="Preformatted_20_Text"><text:bookmark text:name="line-222"/></text:p>
      <text:p text:style-name="Preformatted_20_Text"><text:bookmark text:name="line-232"/>x = 3.14159</text:p>
      <text:p text:style-name="Preformatted_20_Text"><text:bookmark text:name="line-242"/></text:p>
      <text:p text:style-name="P6"><text:bookmark text:name="line-252"/>#ENTER CODE BELOW HERE</text:p>
      <text:p text:style-name="P2"/>
      <text:p text:style-name="P1"><text:span text:style-name="T1"><text:tab/>x = str(x + 0.5)</text:span><text:span text:style-name="T1"><office:annotation><dc:creator>Unknown Author</dc:creator><dc:date>2012-06-08T19:11:33.26</dc:date><text:p text:style-name="P9"><text:span text:style-name="T6">Notes for extensive struggle here can be found in week 1 notes</text:span></text:p></office:annotation></text:span></text:p>
      <text:p text:style-name="P2"><text:tab/>decimal_point=x.find(“.”)</text:p>
      <text:p text:style-name="P2"><text:tab/>front_decimal=x[:decimal_point]</text:p>
      <text:p text:style-name="P5"><text:tab/>print front_decimal</text:p>
      <text:p text:style-name="Standard"><text:span text:style-name="T1"><text:tab/></text:span>x=str(x + 0.5)</text:p>
      <text:p text:style-name="Standard"><text:tab/>decimal_point=x.find(“.”)</text:p>
      <text:p text:style-name="Standard"><text:tab/>print x[:decimal_poin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Teletype"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6-08T18:02:39.96</meta:creation-date>
    <meta:generator>OpenOffice.org/3.3$Win32 OpenOffice.org_project/330m20$Build-9567</meta:generator>
    <dc:date>2012-06-27T12:31:55.16</dc:date>
    <meta:editing-duration>PT2H32M33S</meta:editing-duration>
    <meta:editing-cycles>12</meta:editing-cycles>
    <meta:document-statistic meta:table-count="0" meta:image-count="0" meta:object-count="0" meta:page-count="5" meta:paragraph-count="151" meta:word-count="1599" meta:character-count="8549"/>
  </office:meta>
</office:document-meta>
</file>